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text-properties style:use-window-font-color="true" fo:font-weight="bold" style:font-weight-asian="bold" style:font-weight-complex="bold"/>
    </style:style>
    <style:style style:name="P2"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don't have much time to create a beautiful SRS document BUT you can gather information of requirement spec of the system by draft features.</text:p>
      <text:p text:style-name="Standard"><text:s/></text:p>
      <text:p text:style-name="Standard">Tiny WCM is a tiny Web Content Management which can create website or multiple website. Tiny WCM support beautiful URL, alias <text:s/>URL and Feed. <text:s/>Tiny WCM support OpenID authentication and normal authentication. Tiny WCM support WYSIWYG Editor. The content categorized by type. The content type has it own fields. The content support multi-language by raw input and by web translation services like Babel Fish, Google Translate and etc. Each page of the content can customize meta data like keyword, description. The navigator can be separate as category which display in any position by configuration or theme. Bread camp also auto generate for every pages. Site map support for Google XML site map data.</text:p>
      <text:p text:style-name="Standard"/>
      <text:p text:style-name="P2">Simple scenario </text:p>
      <text:p text:style-name="Standard"/>
      <text:p text:style-name="Standard">Jack goto his web site then login by his OpenID identity then the OpenID take him back to his web site. Jack can create a new page by click a menu the dialog 'll show then Ja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gsana New1" svg:font-family="'Angsana New'"/>
    <style:font-face style:name="Times New Roman" svg:font-family="'Times New Roman'"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Angsana New" style:font-size-complex="18.6499996185303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ngsana New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name-complex="Angsana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22:05:04.34</meta:creation-date>
    <dc:date>2009-04-17T00:16:23.57</dc:date>
    <meta:editing-duration>PT01H54M59S</meta:editing-duration>
    <meta:editing-cycles>4</meta:editing-cycles>
    <meta:generator>OpenOffice.org/3.0$Win32 OpenOffice.org_project/300m15$Build-9379</meta:generator>
    <meta:document-statistic meta:table-count="0" meta:image-count="0" meta:object-count="0" meta:page-count="1" meta:paragraph-count="5" meta:word-count="177" meta:character-count="1036"/>
    <meta:user-defined meta:name="Info 1"/>
    <meta:user-defined meta:name="Info 2"/>
    <meta:user-defined meta:name="Info 3"/>
    <meta:user-defined meta:name="Info 4"/>
  </office:meta>
</office:document-meta>
</file>